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2a6099" draw:fill-color="#ffffff" draw:textarea-horizontal-align="justify" draw:textarea-vertical-align="top" draw:auto-grow-height="false" fo:min-height="12.704cm" fo:min-width="5.85cm"/>
    </style:style>
    <style:style style:name="gr2" style:family="graphic" style:parent-style-name="standard">
      <style:graphic-properties svg:stroke-color="#2a6099" draw:fill-color="#ffffff" draw:textarea-horizontal-align="justify" draw:textarea-vertical-align="top" draw:auto-grow-height="false" fo:min-height="13.212cm" fo:min-width="5.8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.051cm" fo:margin-right="0.051cm" fo:margin-top="0.051cm" fo:margin-bottom="0.051cm" fo:text-align="center" fo:text-indent="0cm"/>
    </style:style>
    <style:style style:name="P2" style:family="paragraph">
      <style:paragraph-properties fo:margin-left="0.051cm" fo:margin-right="0.051cm" fo:margin-top="0.051cm" fo:margin-bottom="0.051cm" fo:text-align="start" fo:text-indent="0cm"/>
    </style:style>
    <style:style style:name="P3" style:family="paragraph">
      <style:paragraph-properties fo:margin-left="0.051cm" fo:margin-right="0.051cm" fo:margin-top="0.051cm" fo:margin-bottom="0.051cm" fo:line-height="100%" fo:text-align="start" fo:text-indent="0cm"/>
    </style:style>
    <style:style style:name="P4" style:family="paragraph">
      <loext:graphic-properties draw:fill-color="#ffffff"/>
      <style:paragraph-properties fo:margin-left="0.051cm" fo:margin-right="0.051cm" fo:margin-top="0.051cm" fo:margin-bottom="0.051cm" fo:text-align="center" fo:text-indent="0cm"/>
      <style:text-properties fo:color="#2a6099"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a6099" fo:font-size="14pt" style:font-size-asian="14pt" style:font-size-complex="14pt"/>
    </style:style>
    <style:style style:name="T3" style:family="text">
      <style:text-properties fo:color="#2a6099" fo:font-size="12pt" style:font-size-asian="12pt" style:font-size-complex="12pt"/>
    </style:style>
    <style:style style:name="T4" style:family="text">
      <style:text-properties fo:color="#2a6099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2a6099" fo:font-size="11pt" style:font-size-asian="11pt" style:font-size-complex="11pt"/>
    </style:style>
    <style:style style:name="T6" style:family="text">
      <style:text-properties fo:color="#2a6099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4" draw:layer="layout" svg:width="6.35cm" svg:height="12.954cm" svg:x="0.762cm" svg:y="1.524cm">
          <text:p text:style-name="P1"><text:span text:style-name="T1">Compétences de dextérité (athlétiques, manuelles)</text:span></text:p>
          <text:p text:style-name="P2"><text:span text:style-name="T2"/></text:p>
          <text:p text:style-name="P2"><text:span text:style-name="T3">Acrobaties</text:span></text:p>
          <text:p text:style-name="P2"><text:span text:style-name="T3">Acrobaties aériennes</text:span></text:p>
          <text:p text:style-name="P2"><text:span text:style-name="T3">Acrobaties équestres</text:span></text:p>
          <text:p text:style-name="P2"><text:span text:style-name="T3">Acrobaties en équipe</text:span></text:p>
          <text:p text:style-name="P3"><text:span text:style-name="T3">Canotage*</text:span></text:p>
          <text:p text:style-name="P3"><text:span text:style-name="T3">Courir</text:span></text:p>
          <text:p text:style-name="P3"><text:span text:style-name="T3">Discrétion*</text:span></text:p>
          <text:p text:style-name="P2"><text:span text:style-name="T3">Habileté (manuelle)</text:span></text:p>
          <text:p text:style-name="P2"><text:span text:style-name="T3">Equilibre</text:span></text:p>
          <text:p text:style-name="P2"><text:span text:style-name="T3">Escalade*</text:span></text:p>
          <text:p text:style-name="P2"><text:span text:style-name="T3">Faire des noeuds</text:span></text:p>
          <text:p text:style-name="P2"><text:span text:style-name="T3">Lancer</text:span></text:p>
          <text:p text:style-name="P2"><text:span text:style-name="T3">Jonglerie</text:span></text:p>
          <text:p text:style-name="P2"><text:span text:style-name="T3">Monter à cheval</text:span></text:p>
          <text:p text:style-name="P2"><text:span text:style-name="T3">Natation</text:span></text:p>
          <text:p text:style-name="P3"><text:span text:style-name="T3">Saut</text:span></text:p>
          <text:p text:style-name="P3"><text:span text:style-name="T3">Sculpter</text:span></text:p>
          <text:p text:style-name="P3"><text:span text:style-name="T3">Sports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12.954cm" svg:x="7.366cm" svg:y="1.524cm">
          <text:p text:style-name="P1"><text:span text:style-name="T1">Compétences de combat</text:span></text:p>
          <text:p text:style-name="P2"><text:span text:style-name="T2"/></text:p>
          <text:p text:style-name="P3"><text:span text:style-name="T3">Arbalète</text:span></text:p>
          <text:p text:style-name="P2"><text:span text:style-name="T3">Bagarre</text:span></text:p>
          <text:p text:style-name="P2"><text:span text:style-name="T3">Bâton/massue</text:span></text:p>
          <text:p text:style-name="P3"><text:span text:style-name="T3">Bouclier</text:span></text:p>
          <text:p text:style-name="P3"><text:span text:style-name="T3">Comprendre l’opposant</text:span></text:p>
          <text:p text:style-name="P3"><text:span text:style-name="T3">Couteau</text:span></text:p>
          <text:p text:style-name="P2"><text:span text:style-name="T3">Dégainer rapidement</text:span></text:p>
          <text:p text:style-name="P3"><text:span text:style-name="T3">Epée à une main</text:span></text:p>
          <text:p text:style-name="P3"><text:span text:style-name="T3">Epée à deux mains</text:span></text:p>
          <text:p text:style-name="P2"><text:span text:style-name="T3">Fléau</text:span></text:p>
          <text:p text:style-name="P3"><text:span text:style-name="T3">Fronde</text:span></text:p>
          <text:p text:style-name="P3"><text:span text:style-name="T3">Hache à une main</text:span></text:p>
          <text:p text:style-name="P3"><text:span text:style-name="T3">Hache à deux mains</text:span></text:p>
          <text:p text:style-name="P3"><text:span text:style-name="T3">Javelot</text:span></text:p>
          <text:p text:style-name="P3"><text:span text:style-name="T3">Lance</text:span></text:p>
          <text:p text:style-name="P2"><text:span text:style-name="T3">Lancer de couteaux</text:span></text:p>
          <text:p text:style-name="P3"><text:span text:style-name="T3">Lancer du javelot</text:span></text:p>
          <text:p text:style-name="P2"><text:span text:style-name="T3">Pique</text:span></text:p>
          <text:p text:style-name="P2"><text:span text:style-name="T3">Tactique</text:span></text:p>
          <text:p text:style-name="P2"><text:span text:style-name="T3">Tir à l’arc</text:span></text:p>
          <text:p text:style-name="P3"><text:span text:style-name="T4">Autre arme validée par le MJ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12.954cm" svg:x="13.97cm" svg:y="1.524cm">
          <text:p text:style-name="P1"><text:span text:style-name="T1">Compétences urbaines et discrétion</text:span></text:p>
          <text:p text:style-name="P2"><text:span text:style-name="T2"/></text:p>
          <text:p text:style-name="P3"><text:span text:style-name="T3">Contacts louches</text:span></text:p>
          <text:p text:style-name="P3"><text:span text:style-name="T3">Contrefaçon</text:span></text:p>
          <text:p text:style-name="P3"><text:span text:style-name="T3">Crocheter</text:span></text:p>
          <text:p text:style-name="P2"><text:span text:style-name="T3">Débrouillardise</text:span></text:p>
          <text:p text:style-name="P2"><text:span text:style-name="T3">Déguisement</text:span></text:p>
          <text:p text:style-name="P2"><text:span text:style-name="T5">Désarmer les pièges</text:span></text:p>
          <text:p text:style-name="P2"><text:span text:style-name="T3">Détecter les mensonges</text:span></text:p>
          <text:p text:style-name="P2"><text:span text:style-name="T3">Détecter les pièges</text:span></text:p>
          <text:p text:style-name="P3"><text:span text:style-name="T3">Discrétion*</text:span></text:p>
          <text:p text:style-name="P2"><text:span text:style-name="T3">Escalade*</text:span></text:p>
          <text:p text:style-name="P2"><text:span text:style-name="T3">Infiltrer</text:span></text:p>
          <text:p text:style-name="P2"><text:span text:style-name="T3">Lire les lèvres</text:span></text:p>
          <text:p text:style-name="P2"><text:span text:style-name="T3">Pickpocket</text:span></text:p>
          <text:p text:style-name="P2"><text:span text:style-name="T3">Pister</text:span></text:p>
          <text:p text:style-name="P2"><text:span text:style-name="T3">Poisons</text:span></text:p>
          <text:p text:style-name="P2"><text:span text:style-name="T3">Survie urbaine</text:span></text:p>
          <text:p text:style-name="P3"><text:span text:style-name="T3">Trouver des informations*</text:span></text:p>
          <text:p text:style-name="P3"><text:span text:style-name="T3">Trouver objet caché</text:span></text:p>
          <text:p text:style-name="P2"><text:span text:style-name="T3">Ventriloquisme</text:span></text:p>
          <text:p text:style-name="P2"><text:span text:style-name="T3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35cm" svg:height="13.462cm" svg:x="0.762cm" svg:y="14.986cm">
          <text:p text:style-name="P1"><text:span text:style-name="T1">Compétences liées au savoir</text:span></text:p>
          <text:p text:style-name="P2"><text:span text:style-name="T3">Alchimie*</text:span></text:p>
          <text:p text:style-name="P2"><text:span text:style-name="T3">Astrologie</text:span></text:p>
          <text:p text:style-name="P2"><text:span text:style-name="T3">Botanique</text:span><text:span text:style-name="T3"><text:line-break/></text:span><text:span text:style-name="T3">Connaissance de la loi</text:span></text:p>
          <text:p text:style-name="P2"><text:span text:style-name="T3">Connaissance des miracles</text:span></text:p>
          <text:p text:style-name="P2"><text:span text:style-name="T3">Evaluer les biens</text:span></text:p>
          <text:p text:style-name="P2"><text:span text:style-name="T3">Géographie</text:span></text:p>
          <text:p text:style-name="P2"><text:span text:style-name="T3">Héraldique</text:span></text:p>
          <text:p text:style-name="P2"><text:span text:style-name="T3">Histoire</text:span></text:p>
          <text:p text:style-name="P2"><text:span text:style-name="T3">Langue (comp. par langue)</text:span></text:p>
          <text:p text:style-name="P2"><text:span text:style-name="T3">Légendes et histoires</text:span></text:p>
          <text:p text:style-name="P2"><text:span text:style-name="T3">Lire/écrire</text:span></text:p>
          <text:p text:style-name="P2"><text:span text:style-name="T3">Médecine</text:span></text:p>
          <text:p text:style-name="P2"><text:span text:style-name="T3">Politique</text:span></text:p>
          <text:p text:style-name="P2"><text:span text:style-name="T3">Premiers soins</text:span></text:p>
          <text:p text:style-name="P2"><text:span text:style-name="T3">Etiquette (court rituals) </text:span></text:p>
          <text:p text:style-name="P2"><text:span text:style-name="T3">Savoir sur un domaine précis</text:span></text:p>
          <text:p text:style-name="P2"><text:span text:style-name="T3">Prévoir le temps</text:span></text:p>
          <text:p text:style-name="P2"><text:span text:style-name="T3">Soin des animaux</text:span></text:p>
          <text:p text:style-name="P2"><text:span text:style-name="T3">Théologie, mythes, rituels</text:span></text:p>
          <text:p text:style-name="P2"><text:span text:style-name="T3">Tradition ésotérique (arcane)</text:span></text:p>
          <text:p text:style-name="P2"><text:span text:style-name="T3">Tradition des herboristes</text:span></text:p>
          <text:p text:style-name="P2"><text:span text:style-name="T3">Zoologie</text:span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12.954cm" svg:x="7.366cm" svg:y="14.986cm">
          <text:p text:style-name="P1"><text:span text:style-name="T1">Compétences professionnelles</text:span></text:p>
          <text:p text:style-name="P2"><text:span text:style-name="T2"/></text:p>
          <text:p text:style-name="P3"><text:span text:style-name="T6">Armurier</text:span></text:p>
          <text:p text:style-name="P3"><text:span text:style-name="T6">Artiste</text:span></text:p>
          <text:p text:style-name="P3"><text:span text:style-name="T6"/></text:p>
          <text:p text:style-name="P3"><text:span text:style-name="T6">Charpentier</text:span><text:span text:style-name="T6"><text:line-break/></text:span><text:span text:style-name="T6">Comptabilité</text:span></text:p>
          <text:p text:style-name="P3"><text:span text:style-name="T6">Cuisinier</text:span></text:p>
          <text:p text:style-name="P3"><text:span text:style-name="T6">Dressage</text:span></text:p>
          <text:p text:style-name="P3"><text:span text:style-name="T6">Fabricant d’arcs et de flèches</text:span></text:p>
          <text:p text:style-name="P3"><text:span text:style-name="T6">S’occuper des animaux</text:span></text:p>
          <text:p text:style-name="P3"><text:span text:style-name="T6">Vanneri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12.954cm" svg:x="13.97cm" svg:y="14.986cm">
          <text:p text:style-name="P1"><text:span text:style-name="T1">Compétences</text:span></text:p>
          <text:p text:style-name="P2"><text:span text:style-name="T2"/></text:p>
          <text:p text:style-name="P2"><text:span text:style-name="T3">Blah bla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3T13:59:00.400185316</meta:creation-date>
    <dc:date>2021-12-23T23:29:23.513900875</dc:date>
    <meta:editing-duration>PT53M24S</meta:editing-duration>
    <meta:editing-cycles>13</meta:editing-cycles>
    <meta:generator>LibreOffice/6.1.5.2$Linux_X86_64 LibreOffice_project/10$Build-2</meta:generator>
    <meta:document-statistic meta:object-count="29"/>
  </office:meta>
</office:document-meta>
</file>